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Signature">
      <style:text-properties officeooo:paragraph-rsid="0005ef30"/>
    </style:style>
    <style:style style:name="P2" style:family="paragraph" style:parent-style-name="Normal">
      <style:text-properties officeooo:rsid="0009a43c" officeooo:paragraph-rsid="0009a43c"/>
    </style:style>
    <style:style style:name="P3" style:family="paragraph" style:parent-style-name="Normal">
      <style:text-properties officeooo:rsid="001445df" officeooo:paragraph-rsid="00153b15"/>
    </style:style>
    <style:style style:name="P4" style:family="paragraph" style:parent-style-name="Normal">
      <style:text-properties officeooo:paragraph-rsid="00153b15"/>
    </style:style>
    <style:style style:name="P5" style:family="paragraph" style:parent-style-name="pragma">
      <style:text-properties officeooo:paragraph-rsid="00153b15"/>
    </style:style>
    <style:style style:name="P6" style:family="paragraph" style:parent-style-name="Heading_20_2">
      <style:text-properties officeooo:rsid="0024fc3d" officeooo:paragraph-rsid="0024fc3d"/>
    </style:style>
    <style:style style:name="P7" style:family="paragraph" style:parent-style-name="Heading">
      <style:text-properties officeooo:rsid="001ea77f" officeooo:paragraph-rsid="001ea77f"/>
    </style:style>
    <style:style style:name="P8" style:family="paragraph" style:parent-style-name="Signature">
      <style:text-properties officeooo:rsid="001ea77f" officeooo:paragraph-rsid="001ea77f"/>
    </style:style>
    <style:style style:name="P9" style:family="paragraph" style:parent-style-name="Heading_20_1">
      <style:text-properties officeooo:paragraph-rsid="0009fbce"/>
    </style:style>
    <style:style style:name="P10" style:family="paragraph" style:parent-style-name="Heading_20_1">
      <style:text-properties officeooo:rsid="0024fc3d" officeooo:paragraph-rsid="0024fc3d"/>
    </style:style>
    <style:style style:name="P11" style:family="paragraph" style:parent-style-name="Normal">
      <style:text-properties officeooo:paragraph-rsid="0022efe3"/>
    </style:style>
    <style:style style:name="P12" style:family="paragraph" style:parent-style-name="Normal">
      <style:text-properties officeooo:rsid="0022efe3" officeooo:paragraph-rsid="0023f59a"/>
    </style:style>
    <style:style style:name="P13" style:family="paragraph" style:parent-style-name="Normal">
      <style:text-properties officeooo:rsid="0023f59a" officeooo:paragraph-rsid="0023f59a"/>
    </style:style>
    <style:style style:name="P14" style:family="paragraph" style:parent-style-name="Normal">
      <style:text-properties officeooo:rsid="0024a35e" officeooo:paragraph-rsid="0024a35e"/>
    </style:style>
    <style:style style:name="P15" style:family="paragraph" style:parent-style-name="Normal">
      <style:text-properties officeooo:paragraph-rsid="0024a35e"/>
    </style:style>
    <style:style style:name="P16" style:family="paragraph" style:parent-style-name="Normal">
      <style:text-properties officeooo:rsid="00250221" officeooo:paragraph-rsid="00250221"/>
    </style:style>
    <style:style style:name="P17" style:family="paragraph" style:parent-style-name="legende">
      <style:text-properties officeooo:paragraph-rsid="0023f59a"/>
    </style:style>
    <style:style style:name="P18" style:family="paragraph" style:parent-style-name="pragma">
      <style:text-properties officeooo:paragraph-rsid="0023f59a"/>
    </style:style>
    <style:style style:name="T1" style:family="text">
      <style:text-properties officeooo:rsid="0005ef30"/>
    </style:style>
    <style:style style:name="T2" style:family="text">
      <style:text-properties officeooo:rsid="0009a43c"/>
    </style:style>
    <style:style style:name="T3" style:family="text">
      <style:text-properties officeooo:rsid="0009fbce"/>
    </style:style>
    <style:style style:name="T4" style:family="text">
      <style:text-properties officeooo:rsid="001445df"/>
    </style:style>
    <style:style style:name="T5" style:family="text">
      <style:text-properties officeooo:rsid="0015bcb3"/>
    </style:style>
    <style:style style:name="T6" style:family="text">
      <style:text-properties officeooo:rsid="001760a8"/>
    </style:style>
    <style:style style:name="T7" style:family="text">
      <style:text-properties officeooo:rsid="001a01be"/>
    </style:style>
    <style:style style:name="T8" style:family="text">
      <style:text-properties officeooo:rsid="001f868e"/>
    </style:style>
    <style:style style:name="T9" style:family="text">
      <style:text-properties fo:color="#000000"/>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none"/>
    </style:style>
    <style:style style:name="T12" style:family="text">
      <style:text-properties fo:color="#000000" style:text-underline-style="none" officeooo:rsid="0023f59a"/>
    </style:style>
    <style:style style:name="T13" style:family="text">
      <style:text-properties fo:color="#000000" style:text-underline-style="none" officeooo:rsid="0024a35e"/>
    </style:style>
    <style:style style:name="T14" style:family="text">
      <style:text-properties fo:color="#000000" officeooo:rsid="0023f59a"/>
    </style:style>
    <style:style style:name="T15" style:family="text">
      <style:text-properties fo:color="#000000" officeooo:rsid="0024a35e"/>
    </style:style>
    <style:style style:name="T16" style:family="text">
      <style:text-properties fo:color="#000000" officeooo:rsid="00250221"/>
    </style:style>
    <style:style style:name="T17" style:family="text">
      <style:text-properties fo:color="#606060"/>
    </style:style>
    <style:style style:name="T18" style:family="text">
      <style:text-properties officeooo:rsid="00213c63"/>
    </style:style>
    <style:style style:name="T19" style:family="text">
      <style:text-properties officeooo:rsid="0022efe3"/>
    </style:style>
    <style:style style:name="T20" style:family="text">
      <style:text-properties officeooo:rsid="0023f59a"/>
    </style:style>
    <style:style style:name="T21" style:family="text">
      <style:text-properties style:text-underline-style="none"/>
    </style:style>
    <style:style style:name="T22" style:family="text">
      <style:text-properties officeooo:rsid="002423b3"/>
    </style:style>
    <style:style style:name="T23" style:family="text">
      <style:text-properties officeooo:rsid="0024a35e"/>
    </style:style>
    <style:style style:name="T24" style:family="text">
      <style:text-properties officeooo:rsid="0024fc3d"/>
    </style:style>
    <style:style style:name="T25" style:family="text">
      <style:text-properties officeooo:rsid="00250221"/>
    </style:style>
    <style:style style:name="T26" style:family="text">
      <style:text-properties officeooo:rsid="0026e2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671273015424" text:id="ct94671273015424">
          <text:format-change>
            <office:change-info>
              <dc:creator>Tristan Colombo</dc:creator>
              <dc:date>2014-06-04T14:59:00</dc:date>
            </office:change-info>
          </text:format-change>
        </text:changed-region>
        <text:changed-region xml:id="ct94671273021408" text:id="ct94671273021408">
          <text:format-change>
            <office:change-info>
              <dc:creator>Tristan Colombo</dc:creator>
              <dc:date>2014-06-04T14: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 jeu Ergo en Python</text:p>
      <text:p text:style-name="P8">Emmanuel Delay et Nicolas Desforêts</text:p>
      <text:p text:style-name="P1"><text:span text:style-name="T7">[Enseignants en Mathématiques et informatique]</text:span></text:p>
      <text:p text:style-name="Signature"/>
      <text:p text:style-name="chapeau">Ceci est le chapeau de l'article. Il s'agit d'une courte introduction au sujet ou à la problématique. Essaye<text:span text:style-name="T1">z</text:span> d'être explicite et de donner envie au lecteur de poursuivre la lecture de l'article.</text:p>
      <text:p text:style-name="pragma">/// <text:span text:style-name="T2">Mots-clés ///</text:span></text:p>
      <text:p text:style-name="P2">Vous devez lister ici 6 mots-clés définissant votre article, du plus important au moins important. Exemple :</text:p>
      <text:p text:style-name="P2"><text:span text:style-name="T8">Ergo, Logique, DPLL, Jeux, Python, Tkinter</text:span></text:p>
      <text:p text:style-name="pragma">/// <text:span text:style-name="T2">Fin Mots-clés ///</text:span></text:p>
      <text:p text:style-name="P3"/>
      <text:p text:style-name="P3">Indiquez si votre code <text:span text:style-name="T5">a</text:span> été testé sur Debian, Raspberry Pi, etc ou si vous nous avez fourni le code et qu'il est présent sur le Github de GNU Linux Magazine</text:p>
      <text:p text:style-name="P5">/// <text:span text:style-name="T4">Logo : Debian ///</text:span></text:p>
      <text:p text:style-name="P5">/// <text:span text:style-name="T4">Logo : Raspberry Pi ///</text:span></text:p>
      <text:p text:style-name="P5">/// <text:span text:style-name="T4">Logo : Github ///</text:span></text:p>
      <text:p text:style-name="P4"/>
      <text:p text:style-name="P11"><text:span text:style-name="T18">Ergo (« The Game of Proving You Exist ! »)</text:span><text:span text:style-name="Endnote_20_anchor"><text:span text:style-name="T18">[1]</text:span></text:span><text:span text:style-name="T18"> est un jeu de cartes basé sur la logique dont vous pouvez trouver les </text:span>règles détaillées <text:span text:style-name="T18">sur </text:span><text:span text:style-name="url"><text:span text:style-name="T9">https://www.</text:span></text:span><text:span text:style-name="url"><text:span text:style-name="T10">catalystgamelabs</text:span></text:span><text:span text:style-name="url"><text:span text:style-name="T9">.com/</text:span></text:span><text:span text:style-name="url"><text:span text:style-name="T10">download</text:span></text:span><text:span text:style-name="url"><text:span text:style-name="T9">/</text:span></text:span><text:span text:style-name="url"><text:span text:style-name="T10">Ergo</text:span></text:span><text:span text:style-name="url"><text:span text:style-name="T17">%20Rules%202015.pdf</text:span></text:span>.</text:p>
      <text:p text:style-name="P11">Le jeu est composé de 55 cartes : 4 de chaque variable (A, B, C ou D), 4 de chaque opérateur (ET, OU, <text:span text:style-name="T19">IMPLIQUE</text:span>), 6 cartes NON, 8 parenthèses, 3 cartes Ergo et 10 cartes particulières.</text:p>
      <text:p text:style-name="P11">Chaque joueur (4 maximum) se voit assigné une variable (A, B, C ou D) au début du jeu. À chaque manche, les joueurs essaient collectivement de créer une preuve de leur existence tout en réfutant l’existence des autres joueurs. Au début de la manche, chaque joueur reçoit 5 cartes puis, à chaque tour, un joueur pioche deux cartes et doit jouer deux cartes (éventuellement les défausser). Lorsque une carte Ergo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P11">Concernant la construction de la preuve, un certain nombre de règles doivent être respectées :</text:p>
      <text:p text:style-name="Normal">- la preuve doit avoir au maximum 4 lignes. Dès qu’elle atteint 4 lignes, toutes les cartes supplémentaires doivent être jouées sur une de ces lignes ;</text:p>
      <text:p text:style-name="Normal">- chaque ligne doit être syntaxiquement correcte (deux opérateurs ou deux variables ne peuvent pas se suivre, chaque parenthèse ouvrante doit correspondre à une parenthèse fermante, . . .) ;</text:p>
      <text:p text:style-name="Normal">- une carte peut être insérée entre deux cartes déjà posées à condition que le résultat reste syntaxiquement correct.</text:p>
      <text:p text:style-name="Normal">Nous vous proposons ici une implémentation en Python ce jeu. <text:span text:style-name="T24">Nous nous proposons de détailler les différentes classes intervenant.</text:span></text:p>
      <text:p text:style-name="P18">/// Image : nom_article_figure_01.png ///</text:p>
      <text:p text:style-name="P17">Fig. 1 : <text:span text:style-name="T20">Un exemple de partie</text:span>. <text:span text:style-name="T26">Ici seuls A et B sont prouvés.</text:span></text:p>
      <text:p text:style-name="P12"/>
      <text:h text:style-name="Heading_20_1" text:outline-level="1">1 Les classes concernant les cartes</text:h>
      <text:h text:style-name="Heading_20_2" text:outline-level="2">1.1 La classe Card</text:h>
      <text:p text:style-name="P18">/// Image : nom_article_figure_0<text:span text:style-name="T25">2</text:span>.png ///</text:p>
      <text:p text:style-name="P17"><text:soft-page-break/>Fig. <text:span text:style-name="T25">2</text:span> : <text:span text:style-name="T25">Quelques cartes</text:span>.</text:p>
      <text:p text:style-name="Normal"><text:span text:style-name="T9">La classe </text:span><text:span text:style-name="code_5f_par">Card</text:span><text:span text:style-name="T9"> définit les différentes cartes. Chaque carte a un nom, un niveau de priorité. De nombreuses méthodes permettent de déterminer de quelle carte, ou de </text:span><text:span text:style-name="T11">q</text:span><text:span text:style-name="T12">u</text:span><text:span text:style-name="T11">elle</text:span><text:span text:style-name="T9"> famille de carte (lettre, opérateur, joker, ...) il s'agit. Une méthode permet aussi </text:span><text:span text:style-name="T16">de </text:span><text:span text:style-name="T9">« retourne</text:span><text:span text:style-name="T16">r »</text:span><text:span text:style-name="T9"> les parenthèses pour transformer un</text:span><text:span text:style-name="T14">e</text:span><text:span text:style-name="T9"> parenthèse ouvrante en parenthèse fermante et réciproquement. Comme il est parfois nécessaire de comparer deux cartes, la méthode </text:span><text:span text:style-name="code_5f_par">__</text:span><text:span text:style-name="code_5f_par"><text:span text:style-name="T20">eq__</text:span></text:span><text:span text:style-name="T9"> permet de tester l'égalité de deux cartes (en comparant les noms), ou d'une carte et d'une chaîne de caractères. Les cartes pouvant aussi servir de clé dans un dictionnaire, une fonction de hachage a été implémentée par la méthode </text:span><text:span text:style-name="code_5f_par">__</text:span><text:span text:style-name="code_5f_par"><text:span text:style-name="T20">hash__</text:span></text:span><text:span text:style-name="T9">.</text:span></text:p>
      <text:h text:style-name="Heading_20_2" text:outline-level="2">1.<text:span text:style-name="T24">2</text:span> La classe CardList</text:h>
      <text:p text:style-name="P13"/>
      <text:h text:style-name="Heading_20_2" text:outline-level="2">1.<text:span text:style-name="T24">3</text:span> La classe Proof</text:h>
      <text:p text:style-name="P13"/>
      <text:h text:style-name="Heading_20_2" text:outline-level="2">1.4 La classe Deck</text:h>
      <text:p text:style-name="P13"/>
      <text:h text:style-name="Heading_20_1" text:outline-level="1">2 L’analyse de la preuve</text:h>
      <text:p text:style-name="Normal"><text:span text:style-name="T9">L'analyse de la preuve se fait par la classe abstraite </text:span><text:span text:style-name="code_5f_par"><text:span text:style-name="T21">Demonstration</text:span></text:span><text:span text:style-name="T9">. Cette classe est concrétisée par les deux classes </text:span><text:span text:style-name="code_5f_par"><text:span text:style-name="T21">ForceBrute</text:span></text:span><text:span text:style-name="T9">, qui cherche à déterminer les « variables prouvées » par force brute, et </text:span><text:span text:style-name="code_5f_par"><text:span text:style-name="T21">DPLL</text:span></text:span><text:span text:style-name="T9"> qui utilise l'algorithme de Davis-</text:span><text:span text:style-name="T11">Putnam-Logemann-Loveland</text:span><text:span text:style-name="T9">. Cette dernière commence par faire appel à la classe </text:span><text:span text:style-name="code_5f_par"><text:span text:style-name="T21">FCN</text:span></text:span><text:span text:style-name="T9"> pour obtenir l'écriture en forme conjonctive normale de la preuve. Les algorithmes utilisés dans ces classes seront décrits dans la section suivante.</text:span></text:p>
      <text:h text:style-name="Heading_20_2" text:outline-level="2">2.1 Algorithme de Shunting-Yard</text:h>
      <text:p text:style-name="P16"><text:span text:style-name="Placeholder">Description de l’algorithme et schéma</text:span><text:span text:style-name="Placeholder"><text:span text:style-name="T26">s</text:span></text:span><text:span text:style-name="Placeholder"> d’utilisation</text:span></text:p>
      <text:h text:style-name="Heading_20_2" text:outline-level="2">2.2 Force brute</text:h>
      <text:p text:style-name="P14"/>
      <text:h text:style-name="Heading_20_2" text:outline-level="2">2.3 Davis-Putnam-Logemann-Loveland (DPLL)</text:h>
      <text:p text:style-name="P16"><text:span text:style-name="Placeholder">Description de l’algorithme et schéma</text:span><text:span text:style-name="Placeholder"><text:span text:style-name="T26">s</text:span></text:span><text:span text:style-name="Placeholder"> d’utilisation</text:span></text:p>
      <text:h text:style-name="Heading_20_2" text:outline-level="2"><text:soft-page-break/></text:h>
      <text:h text:style-name="Heading_20_1" text:outline-level="1"><text:span text:style-name="T22">3</text:span> Le jeu de l’odinateur</text:h>
      <text:h text:style-name="Heading_20_2" text:outline-level="2"><text:span text:style-name="T20">3.1</text:span> classe abstraite Ordi</text:h>
      <text:h text:style-name="Heading_20_2" text:outline-level="2"><text:span text:style-name="T22">3.2</text:span> L’implémentation OrdiRandom</text:h>
      <text:h text:style-name="Heading_20_2" text:outline-level="2"><text:span text:style-name="T22">3.3</text:span> L’implémentation La classe Card</text:h>
      <text:h text:style-name="P10" text:outline-level="1">4. L’interface graphique</text:h>
      <text:h text:style-name="P6" text:outline-level="2">4.1 Généralités</text:h>
      <text:p text:style-name="P18">/// Image : nom_article_figure_0<text:span text:style-name="T26">3</text:span>.png ///</text:p>
      <text:p text:style-name="P17">Fig. <text:span text:style-name="T26">3</text:span> : <text:span text:style-name="T25">3 captures d’écran : l’intro, le jeu d’une carte joker et une fin de tour</text:span>.</text:p>
      <text:p text:style-name="P12"/>
      <text:h text:style-name="Heading_20_2" text:outline-level="2">4.2 Différentes méthodes <text:span text:style-name="T24">utilisées</text:span></text:h>
      <text:h text:style-name="Heading_20_1" text:outline-level="1">Conclusion</text:h>
      <text:p text:style-name="Normal">L<text:span text:style-name="T23">e jeu tel quel est fonctionnel. Différentes améliorations restent possibes. </text:span><text:span text:style-name="T9">Les calculs du score dans la classe </text:span><text:span text:style-name="code_5f_par"><text:span text:style-name="T21">OrdiScore</text:span></text:span><text:span text:style-name="T9"> dépend de plusieurs paramètres. </text:span><text:span text:style-name="T15">L</text:span><text:span text:style-name="T9">e choix de ces paramètres pourrait se prêter assez bien à un algorithme génétique en faisant jouer l'ordinateur contre lui même et en faisant des croisements entre les coups gagnants.</text:span></text:p>
      <text:p text:style-name="Normal"><text:span text:style-name="T9">On pourrait aussi tester d'autres méthodes pour le jeu de l'ordinateur. </text:span><text:span text:style-name="T15">U</text:span><text:span text:style-name="T9">n </text:span><text:span text:style-name="T11">minimax </text:span><text:span text:style-name="T13">est peut-être envisageable</text:span><text:span text:style-name="T9"> en testant toutes les cartes qui n'ont pas encore été jouées.</text:span></text:p>
      <text:h text:style-name="Heading_20_1" text:outline-level="1">Références</text:h>
      <text:p text:style-name="P15"><text:span text:style-name="gras">[1]</text:span> <text:span text:style-name="T23">Site officiel de </text:span><text:span text:style-name="italic"><text:span text:style-name="T23">Ergo</text:span></text:span><text:span text:style-name="T23"> : </text:span><text:span text:style-name="url"><text:span text:style-name="T11">https://www.catalystgamelabs.com/ergo/</text:span></text:span></text:p>
      <text:p text:style-name="Normal"><text:span text:style-name="gras">[2]</text:span> <text:span text:style-name="T6">COLOMBO T.</text:span>, <text:change-start text:change-id="ct94671273015424"/><text:span text:style-name="italic">« Titre de l'article »</text:span><text:change-end text:change-id="ct94671273015424"/>, <text:span text:style-name="italic">GNU/Linux Magazine</text:span> n°171, Mai 2014, p. x à y.</text:p>
      <text:p text:style-name="Normal"><text:span text:style-name="gras">[3]</text:span> <text:span text:style-name="T6">NOM P.</text:span> et <text:span text:style-name="T3">AUTRENOM P.</text:span>, <text:change-start text:change-id="ct94671273021408"/><text:span text:style-name="italic">« Titre livre »</text:span><text:change-end text:change-id="ct94671273021408"/>, éditeur, année.</text:p>
      <text:p text:style-name="Normal">Notez ci-dessus l'utilisation du style « italic » pour les titres de magazines. Les références doivent être écrites en style « Normal ».</text:p>
      <text:h text:style-name="P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6</meta:editing-cycles>
    <meta:editing-duration>PT21M47S</meta:editing-duration>
    <meta:initial-creator>Tristan Colombo</meta:initial-creator>
    <dc:date>2019-11-12T16:00:18.455016341</dc:date>
    <meta:document-statistic meta:table-count="0" meta:image-count="0" meta:object-count="0" meta:page-count="3" meta:paragraph-count="54" meta:word-count="877" meta:character-count="5383" meta:non-whitespace-character-count="455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